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start="Arrowheads_20_2" draw:marker-start-width="0.3cm" draw:marker-end="Arrowheads_20_2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marker-start="Arrowheads_20_2" draw:marker-end="Arrowheads_20_2" draw:fill="none" draw:fill-color="#ffffff" fo:min-height="0.635cm"/>
    </style:style>
    <style:style style:name="gr11" style:family="graphic" style:parent-style-name="standard">
      <style:graphic-properties draw:stroke="none" svg:stroke-color="#000000" draw:marker-start="Arrowheads_20_2" draw:marker-end="Arrowheads_20_2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9.43cm" svg:height="8.89cm" svg:x="11.16cm" svg:y="3.54cm">
            <text:p/>
          </draw:rect>
          <draw:rect draw:style-name="gr2" draw:text-style-name="P2" draw:id="id4" draw:layer="layout" svg:width="3.175cm" svg:height="2.54cm" svg:x="14.97cm" svg:y="5.445cm">
            <text:p text:style-name="P2"><text:span text:style-name="T1">OR1200</text:span></text:p>
            <text:p text:style-name="P2"><text:span text:style-name="T1">CPU</text:span></text:p>
          </draw:rect>
          <draw:rect draw:style-name="gr2" draw:text-style-name="P2" draw:id="id3" draw:layer="layout" svg:width="3.175cm" svg:height="3.175cm" svg:x="14.97cm" svg:y="8.62cm">
            <text:p text:style-name="P2"><text:span text:style-name="T1">Advanced</text:span></text:p>
            <text:p text:style-name="P2"><text:span text:style-name="T1">Debug</text:span><text:span text:style-name="T1"><text:line-break/></text:span><text:span text:style-name="T1">Interface</text:span></text:p>
          </draw:rect>
          <draw:rect draw:style-name="gr2" draw:text-style-name="P2" draw:id="id5" draw:layer="layout" svg:width="3.175cm" svg:height="3.175cm" svg:x="11.16cm" svg:y="8.62cm">
            <text:p text:style-name="P2"><text:span text:style-name="T1">Altera</text:span></text:p>
            <text:p text:style-name="P2"><text:span text:style-name="T1">Virtual</text:span></text:p>
            <text:p text:style-name="P2"><text:span text:style-name="T1">JTAG</text:span></text:p>
            <text:p text:style-name="P2"><text:span text:style-name="T1"/></text:p>
            <text:p text:style-name="P2"><text:span text:style-name="T1"/></text:p>
          </draw:rect>
          <draw:rect draw:style-name="gr3" draw:text-style-name="P2" draw:id="id1" draw:layer="layout" svg:width="5.715cm" svg:height="1.27cm" svg:x="3.54cm" svg:y="11.16cm">
            <text:p text:style-name="P2"><text:span text:style-name="T1">JTAG Cable</text:span></text:p>
          </draw:rect>
          <draw:rect draw:style-name="gr2" draw:text-style-name="P2" draw:id="id8" draw:layer="layout" svg:width="5.715cm" svg:height="1.905cm" svg:x="3.54cm" svg:y="7.985cm">
            <text:p text:style-name="P2"><text:span text:style-name="T1">Advanced JTAG</text:span></text:p>
            <text:p text:style-name="P2"><text:span text:style-name="T1">Bridge</text:span></text:p>
          </draw:rect>
          <draw:rect draw:style-name="gr4" draw:text-style-name="P2" draw:id="id7" draw:layer="layout" svg:width="5.715cm" svg:height="1.905cm" svg:x="3.54cm" svg:y="5.445cm">
            <text:p text:style-name="P2"><text:span text:style-name="T1">GDB</text:span></text:p>
          </draw:rect>
          <draw:rect draw:style-name="gr4" draw:text-style-name="P2" draw:id="id6" draw:layer="layout" svg:width="5.715cm" svg:height="1.27cm" svg:x="3.54cm" svg:y="3.54cm">
            <text:p text:style-name="P3"><text:span text:style-name="T1">GDB Front-end</text:span></text:p>
            <text:p text:style-name="P3"><text:span text:style-name="T1">(DDD, Eclipse)</text:span></text:p>
          </draw:rect>
          <draw:custom-shape draw:style-name="gr5" draw:text-style-name="P4" draw:layer="layout" svg:width="1.27cm" svg:height="7.62cm" svg:x="18.78cm" svg:y="4.175cm">
            <text:p text:style-name="P4"><text:span text:style-name="T2">W</text:span></text:p>
            <text:p text:style-name="P4"><text:span text:style-name="T2">i</text:span></text:p>
            <text:p text:style-name="P4"><text:span text:style-name="T2">s</text:span></text:p>
            <text:p text:style-name="P4"><text:span text:style-name="T2">h</text:span></text:p>
            <text:p text:style-name="P4"><text:span text:style-name="T2">b</text:span></text:p>
            <text:p text:style-name="P4"><text:span text:style-name="T2">o</text:span></text:p>
            <text:p text:style-name="P4"><text:span text:style-name="T2">n</text:span></text:p>
            <text:p text:style-name="P4"><text:span text:style-name="T2">e</text:span></text:p>
            <draw:enhanced-geometry svg:viewBox="0 0 21600 21600" draw:text-areas="?f0 ?f8 ?f2 ?f9" draw:type="up-down-arrow" draw:modifiers="7290.63729346971 1501.74418604651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style-name="gr6" draw:text-style-name="P5" draw:id="id2" draw:layer="layout" svg:width="2.54cm" svg:height="1.27cm" svg:x="11.16cm" svg:y="10.525cm">
            <text:p text:style-name="P3"><text:span text:style-name="T3">sld_virtual_jtag</text:span></text:p>
          </draw:rect>
          <draw:rect draw:style-name="gr7" draw:text-style-name="P1" draw:id="id9" draw:layer="layout" svg:width="6.985cm" svg:height="8.255cm" svg:x="2.905cm" svg:y="2.27cm">
            <text:p/>
          </draw:rect>
          <draw:connector draw:style-name="gr8" draw:text-style-name="P1" draw:layer="layout" svg:x1="9.255cm" svg:y1="11.795cm" svg:x2="11.16cm" svg:y2="11.16cm" draw:start-shape="id1" draw:start-glue-point="1" draw:end-shape="id2" draw:end-glue-point="3">
            <text:p/>
          </draw:connector>
          <draw:connector draw:style-name="gr8" draw:text-style-name="P1" draw:layer="layout" svg:x1="16.557cm" svg:y1="8.62cm" svg:x2="16.557cm" svg:y2="7.985cm" draw:start-shape="id3" draw:start-glue-point="0" draw:end-shape="id4" draw:end-glue-point="2">
            <text:p/>
          </draw:connector>
          <draw:connector draw:style-name="gr8" draw:text-style-name="P1" draw:layer="layout" svg:x1="14.335cm" svg:y1="10.207cm" svg:x2="14.97cm" svg:y2="10.207cm" draw:start-shape="id5" draw:start-glue-point="1" draw:end-shape="id3" draw:end-glue-point="3">
            <text:p/>
          </draw:connector>
          <draw:connector draw:style-name="gr8" draw:text-style-name="P1" draw:layer="layout" svg:x1="18.187cm" svg:y1="9.808cm" svg:x2="19.117cm" svg:y2="9.799cm">
            <text:p/>
          </draw:connector>
          <draw:connector draw:style-name="gr8" draw:text-style-name="P1" draw:layer="layout" svg:x1="6.397cm" svg:y1="4.81cm" svg:x2="6.397cm" svg:y2="5.445cm" draw:start-shape="id6" draw:start-glue-point="2" draw:end-shape="id7" draw:end-glue-point="0">
            <text:p/>
          </draw:connector>
          <draw:connector draw:style-name="gr8" draw:text-style-name="P1" draw:layer="layout" svg:x1="6.397cm" svg:y1="7.35cm" svg:x2="6.397cm" svg:y2="7.985cm" draw:start-shape="id7" draw:start-glue-point="2" draw:end-shape="id8" draw:end-glue-point="0">
            <text:p/>
          </draw:connector>
          <draw:connector draw:style-name="gr9" draw:text-style-name="P1" draw:layer="layout" svg:x1="9.89cm" svg:y1="6.397cm" svg:x2="9.89cm" svg:y2="6.397cm" draw:start-shape="id9" draw:end-shape="id9">
            <text:p/>
          </draw:connector>
          <draw:connector draw:style-name="gr8" draw:text-style-name="P1" draw:layer="layout" svg:x1="6.397cm" svg:y1="11.16cm" svg:x2="6.397cm" svg:y2="9.89cm" draw:start-shape="id1" draw:start-glue-point="0" draw:end-shape="id8" draw:end-glue-point="2">
            <text:p/>
          </draw:connector>
          <draw:frame draw:style-name="gr10" draw:text-style-name="P6" draw:layer="layout" svg:width="5.08cm" svg:height="0.885cm" svg:x="11.16cm" svg:y="3.54cm">
            <draw:text-box>
              <text:p text:style-name="P6"><text:span text:style-name="T4">FPGA Hardware</text:span></text:p>
            </draw:text-box>
          </draw:frame>
          <draw:frame draw:style-name="gr11" draw:text-style-name="P6" draw:layer="layout" svg:width="6.35cm" svg:height="0.806cm" svg:x="2.905cm" svg:y="2.27cm">
            <draw:text-box>
              <text:p text:style-name="P6"><text:span text:style-name="T4">PC Workstation Software</text:span></text:p>
            </draw:text-box>
          </draw:frame>
          <draw:connector draw:style-name="gr8" draw:text-style-name="P1" draw:layer="layout" svg:x1="18.145cm" svg:y1="6.724cm" svg:x2="19.075cm" svg:y2="6.715cm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Nathan Yawn</meta:initial-creator>
    <meta:creation-date>2008-07-18T14:27:22</meta:creation-date>
    <dc:creator>Nathan Yawn</dc:creator>
    <dc:date>2008-07-18T16:18:07</dc:date>
    <meta:editing-cycles>3</meta:editing-cycles>
    <meta:editing-duration>PT1H34M19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